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LeastMarksAllInvocationsVerified.shouldFailBecauseDisallowedMethodWas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meMethods.disallow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meMethods.allow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